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5b07d"/>
    </style:style>
    <style:style style:name="P3" style:family="paragraph" style:parent-style-name="Table_20_Contents">
      <style:text-properties officeooo:rsid="0014ef75" officeooo:paragraph-rsid="0014ef75"/>
    </style:style>
    <style:style style:name="P4" style:family="paragraph" style:parent-style-name="Table_20_Contents">
      <style:text-properties officeooo:rsid="0014a98c" officeooo:paragraph-rsid="0014a98c"/>
    </style:style>
    <style:style style:name="P5" style:family="paragraph" style:parent-style-name="Table_20_Contents">
      <style:text-properties officeooo:rsid="0016600d" officeooo:paragraph-rsid="0016600d"/>
    </style:style>
    <style:style style:name="P6" style:family="paragraph" style:parent-style-name="Table_20_Contents">
      <style:text-properties officeooo:rsid="0016600d" officeooo:paragraph-rsid="0017eef1"/>
    </style:style>
    <style:style style:name="P7" style:family="paragraph" style:parent-style-name="Table_20_Contents">
      <style:text-properties officeooo:rsid="0017eef1" officeooo:paragraph-rsid="0017eef1"/>
    </style:style>
    <style:style style:name="P8" style:family="paragraph" style:parent-style-name="Table_20_Contents">
      <style:text-properties officeooo:rsid="0017eef1" officeooo:paragraph-rsid="00196452"/>
    </style:style>
    <style:style style:name="T1" style:family="text">
      <style:text-properties fo:font-weight="bold" officeooo:rsid="0017eef1" style:font-weight-asian="bold" style:font-weight-complex="bold"/>
    </style:style>
    <style:style style:name="T2" style:family="text">
      <style:text-properties officeooo:rsid="0017eef1"/>
    </style:style>
    <style:style style:name="T3" style:family="text">
      <style:text-properties officeooo:rsid="00196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3">Traceability Analysis 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4">Funzionalità <text:span text:style-name="T3">5-6 (Questionari)</text:span>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5">Per ogni requisito funzionale, individuare gli artefatti che lo modellano;</text:p>
            <text:p text:style-name="P6"><text:span text:style-name="T1">verificare</text:span><text:span text:style-name="T2"> che i passi modellati in ciascun diagramma di sequenza corrispondono ai passi descritti nel caso d'uso corrispondente;</text:span></text:p>
            <text:p text:style-name="P6"><text:span text:style-name="T1">verificare</text:span><text:span text:style-name="T2"> che in ogni diagramma di casi d'uso i nomi dei casi d'uso inseriti all'interno siano corretti.</text:span>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8">\RAD\Sequence diagrams\Atsilo3\ <text:span text:style-name="T3">SD_H_20_InserimentoQuestionario</text:span>.jpg<text:line-break/><text:span text:style-name="T3">SD_H_20_InserimentoQuestionario</text:span>.uxf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7">FAIL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7">Il SD non rispetta i parametri di valutazione.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7:10:47.58</dc:date>
    <meta:editing-duration>PT5M27S</meta:editing-duration>
    <meta:editing-cycles>8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80" meta:character-count="625" meta:non-whitespace-character-count="558"/>
  </office:meta>
</office:document-meta>
</file>